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lole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agnet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urk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laniranj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aks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rijeci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agrad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lobal</text:p>
          </table:table-cell>
          <table:table-cell office:value-type="string" table:style-name="ce1">
            <text:p>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njamin Muj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aris Ima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Emira Ibrah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anka Goralij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arah Demir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ilip Lal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len Hrnj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Luka Ned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dmir Zateg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aruk Demir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Luka Trt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kir Činjare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len Hodž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aruk Ibrah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Ervin Mac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dnan Derviše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lmir Kujrak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en Avdibeg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iloš Stojn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uka Šće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nan Malešk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uhamed Bećir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ldar Buzadž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edad Gaštan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mel Islamovic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rif Beg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laviša Čovakuš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njin Bru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ana Zaimovic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edad Halil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rma Preldzic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ldar Hadžiselimović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nastasija Lalović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in Softic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ufn uln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bdullah Fehratbeg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nan Hadžihajdare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nan Muradbeg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nan Galijaše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mir Ahmespah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jna Muft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din Doksan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en Beg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hmed Mahmut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mna Kol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nes Imamov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mar Beš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arun Ćat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enis Ded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aris Beg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atih-Efe Memiše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mina Gabelj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arun Del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smail Ded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mran Čust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ijad Iširlij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amija Kuba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HMED MRAKAN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LIK ŽIG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elmin Muj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ejla Hop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ijad Džafo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IJAD MRAKAN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ra Avd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ejira Sarajl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uk Šijak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rđan Luč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smail ElIdrissi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arik Lokm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arik Brk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ny Đog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edin Čelik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aim Meh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EJLA IMAM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edžida Burej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dis Gutl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ubina Om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Ismar Mahmutov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asib Kolak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dvan Puškar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in Bajric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amara Cvjetk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ehra Grbović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Trtox</dc:creator>
    <dc:date>2021-05-30T17:31:13Z</dc:date>
    <meta:editing-cycles>1</meta:editing-cycles>
    <meta:editing-duration>PT140S</meta:editing-duration>
  </office:meta>
</office:document-meta>
</file>